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content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objectwithoutfill">
      <style:graphic-properties draw:stroke="dash" draw:stroke-dash="Fine_20_Dashed" svg:stroke-color="#000000" draw:marker-start="Arrow" draw:fill="none" draw:textarea-vertical-align="middle" draw:shadow-offset-x="0.203cm" draw:shadow-offset-y="0.203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svg:stroke-color="#000000" draw:textarea-horizontal-align="justify" draw:textarea-vertical-align="middle" draw:auto-grow-height="false"/>
    </style:style>
    <style:style style:name="gr4" style:family="graphic" style:parent-style-name="objectwithoutfill">
      <style:graphic-properties svg:stroke-color="#000000" draw:fill="none" draw:textarea-vertical-align="middle"/>
    </style:style>
    <style:style style:name="gr5" style:family="graphic" style:parent-style-name="standard">
      <style:graphic-properties draw:stroke="none" draw:fill="none" draw:textarea-horizontal-align="center" draw:textarea-vertical-align="middle" draw:ole-draw-aspect="1" style:protect="siz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9.255cm" svg:y1="5.572cm" svg:x2="9.255cm" svg:y2="11.922cm">
          <text:p/>
        </draw:line>
        <draw:line draw:style-name="gr1" draw:text-style-name="P1" draw:layer="layout" svg:x1="15.605cm" svg:y1="11.795cm" svg:x2="9.255cm" svg:y2="11.795cm">
          <text:p/>
        </draw:line>
        <draw:frame draw:style-name="gr2" draw:layer="layout" svg:width="0.82cm" svg:height="0.962cm" svg:x="8.112cm" svg:y="5.572cm">
          <draw:text-box>
            <text:p>x</text:p>
          </draw:text-box>
        </draw:frame>
        <draw:frame draw:style-name="gr2" draw:layer="layout" svg:width="0.82cm" svg:height="0.962cm" svg:x="15.097cm" svg:y="11.922cm">
          <draw:text-box>
            <text:p>y</text:p>
          </draw:text-box>
        </draw:frame>
        <draw:custom-shape draw:style-name="gr3" draw:text-style-name="P1" draw:layer="layout" svg:width="0.127cm" svg:height="0.127cm" svg:x="12.049cm" svg:y="9.3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127cm" svg:height="0.127cm" svg:x="9.509cm" svg:y="2.9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127cm" svg:height="0.127cm" svg:x="3.667cm" svg:y="15.8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127cm" svg:height="0.127cm" svg:x="18.907cm" svg:y="11.9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3.794cm" svg:y1="15.859cm" svg:x2="12.049cm" svg:y2="9.509cm">
          <text:p/>
        </draw:line>
        <draw:frame draw:style-name="gr5" draw:text-style-name="P1" draw:layer="layout" svg:width="6.037cm" svg:height="0.787cm" svg:x="2.143cm" svg:y="12.024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5" draw:text-style-name="P1" draw:layer="layout" svg:width="2.21cm" svg:height="0.66cm" svg:x="2.27cm" svg:y="16.459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5" draw:text-style-name="P1" draw:layer="layout" svg:width="2.242cm" svg:height="0.66cm" svg:x="8.493cm" svg:y="1.864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5" draw:text-style-name="P1" draw:layer="layout" svg:width="2.232cm" svg:height="0.66cm" svg:x="17.84cm" svg:y="12.557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5" draw:text-style-name="P1" draw:layer="layout" svg:width="2.001cm" svg:height="0.618cm" svg:x="12.43cm" svg:y="8.849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1.59cm" fo:page-height="21.5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orbjorn </meta:initial-creator>
    <meta:creation-date>2014-04-24T10:23:15</meta:creation-date>
    <dc:date>2014-04-24T12:01:15</dc:date>
    <dc:creator>Torbjorn </dc:creator>
    <meta:editing-duration>PT1H22M49S</meta:editing-duration>
    <meta:editing-cycles>2</meta:editing-cycles>
    <meta:generator>LibreOffice/4.0.2.2$Linux_X86_64 LibreOffice_project/400m0$Build-2</meta:generator>
    <meta:document-statistic meta:object-count="14"/>
  </office:meta>
</office:document-meta>
</file>

<file path=Object 1/content.xml><?xml version="1.0" encoding="utf-8"?>
<math xmlns="http://www.w3.org/1998/Math/MathML">
  <semantics>
    <mrow>
      <mrow>
        <msub>
          <mi>l</mi>
          <mrow>
            <mn>1</mn>
          </mrow>
        </msub>
        <mo stretchy="false">=</mo>
        <msqrt>
          <mrow>
            <mrow>
              <msup>
                <mrow>
                  <mo stretchy="false">(</mo>
                  <mrow>
                    <mrow>
                      <msub>
                        <mi>x</mi>
                        <mrow>
                          <mi mathvariant="italic">a1</mi>
                        </mrow>
                      </msub>
                      <mo stretchy="false">−</mo>
                      <mi>x</mi>
                    </mrow>
                    <mi>'</mi>
                  </mrow>
                  <mo stretchy="false">)</mo>
                </mrow>
                <mrow>
                  <mn>2</mn>
                </mrow>
              </msup>
              <mo stretchy="false">+</mo>
              <msup>
                <mrow>
                  <mo stretchy="false">(</mo>
                  <mrow>
                    <mrow>
                      <msub>
                        <mi>y</mi>
                        <mrow>
                          <mi mathvariant="italic">a1</mi>
                        </mrow>
                      </msub>
                      <mo stretchy="false">−</mo>
                      <mi>y</mi>
                    </mrow>
                    <mi>'</mi>
                  </mrow>
                  <mo stretchy="false">)</mo>
                </mrow>
                <mrow>
                  <mn>2</mn>
                </mrow>
              </msup>
            </mrow>
          </mrow>
        </msqrt>
      </mrow>
    </mrow>
    <annotation encoding="StarMath 5.0">l_{1} = SQRT {(x_{a1}-x')^{2} + (y_{a1}-y')^{2}}</annotation>
  </semantics>
</math>
</file>

<file path=Object 2/content.xml><?xml version="1.0" encoding="utf-8"?>
<math xmlns="http://www.w3.org/1998/Math/MathML">
  <semantics>
    <mrow>
      <mrow>
        <mo stretchy="false">(</mo>
        <mrow>
          <msub>
            <mi>x</mi>
            <mrow>
              <mi mathvariant="italic">a1</mi>
            </mrow>
          </msub>
          <mi>,</mi>
          <msub>
            <mi>y</mi>
            <mrow>
              <mi mathvariant="italic">a1</mi>
            </mrow>
          </msub>
        </mrow>
        <mo stretchy="false">)</mo>
      </mrow>
    </mrow>
    <annotation encoding="StarMath 5.0">(x_{a1}, y_{a1})</annotation>
  </semantics>
</math>
</file>

<file path=Object 3/content.xml><?xml version="1.0" encoding="utf-8"?>
<math xmlns="http://www.w3.org/1998/Math/MathML">
  <semantics>
    <mrow>
      <mrow>
        <mo stretchy="false">(</mo>
        <mrow>
          <msub>
            <mi>x</mi>
            <mrow>
              <mi mathvariant="italic">a0</mi>
            </mrow>
          </msub>
          <mi>,</mi>
          <msub>
            <mi>y</mi>
            <mrow>
              <mi mathvariant="italic">a0</mi>
            </mrow>
          </msub>
        </mrow>
        <mo stretchy="false">)</mo>
      </mrow>
    </mrow>
    <annotation encoding="StarMath 5.0">(x_{a0}, y_{a0})</annotation>
  </semantics>
</math>
</file>

<file path=Object 4/content.xml><?xml version="1.0" encoding="utf-8"?>
<math xmlns="http://www.w3.org/1998/Math/MathML">
  <semantics>
    <mrow>
      <mrow>
        <mo stretchy="false">(</mo>
        <mrow>
          <msub>
            <mi>x</mi>
            <mrow>
              <mi mathvariant="italic">a2</mi>
            </mrow>
          </msub>
          <mi>,</mi>
          <msub>
            <mi>y</mi>
            <mrow>
              <mi mathvariant="italic">a2</mi>
            </mrow>
          </msub>
        </mrow>
        <mo stretchy="false">)</mo>
      </mrow>
    </mrow>
    <annotation encoding="StarMath 5.0">(x_{a2}, y_{a2})</annotation>
  </semantics>
</math>
</file>

<file path=Object 5/content.xml><?xml version="1.0" encoding="utf-8"?>
<math xmlns="http://www.w3.org/1998/Math/MathML">
  <semantics>
    <mrow>
      <mrow>
        <mo stretchy="false">(</mo>
        <mrow>
          <mi>x</mi>
          <mi>'</mi>
          <mi>,</mi>
          <mi>y</mi>
          <mi>'</mi>
        </mrow>
        <mo stretchy="false">)</mo>
      </mrow>
    </mrow>
    <annotation encoding="StarMath 5.0">(x', y')</annotation>
  </semantics>
</math>
</file>